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本书根据一首法语圈家喻户晓的儿歌改编而成的图画书.国王,王后和小王子星期一来拜访"我",他们想要和"我"握手.不过"我"不在家,于是他们就想星期二再来,可是星期二"我"也不在家就这样,从星期一到星期六,国王一家每天都来,而"我"一直不在家.直到星期天,他们又来了,"我"这次终于在家了,"我"会怎样对待国王一家呢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3:33:01.843000000</dc:date>
    <meta:editing-duration>PT8S</meta:editing-duration>
    <meta:editing-cycles>1</meta:editing-cycles>
    <meta:document-statistic meta:table-count="0" meta:image-count="0" meta:object-count="0" meta:page-count="1" meta:paragraph-count="1" meta:word-count="153" meta:character-count="157" meta:non-whitespace-character-count="156"/>
    <meta:generator>LibreOffice/7.3.7.2$Windows_X86_64 LibreOffice_project/e114eadc50a9ff8d8c8a0567d6da8f454beeb84f</meta:generator>
  </office:meta>
</office:document-meta>
</file>